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font-name="DejaVu Sans" fo:font-size="16pt" style:text-underline-style="solid" style:text-underline-width="auto" style:text-underline-color="font-color" fo:font-weight="bold" officeooo:rsid="00167286" officeooo:paragraph-rsid="00167286"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a29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fce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e160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f4e8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bb3d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c953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fcef" officeooo:paragraph-rsid="001dfce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2a2e18" officeooo:paragraph-rsid="002bb3d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19"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7ec52" officeooo:paragraph-rsid="0017ec52" style:font-size-asian="12pt" style:font-weight-asian="bold" style:font-size-complex="12pt" style:font-weight-complex="bold"/>
    </style:style>
    <style:style style:name="P20"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da29c" officeooo:paragraph-rsid="001da29c" style:font-size-asian="12pt" style:font-weight-asian="bold" style:font-size-complex="12pt" style:font-weight-complex="bold"/>
    </style:style>
    <style:style style:name="P21"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1da29c"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T1" style:family="text">
      <style:text-properties officeooo:rsid="0017ec52"/>
    </style:style>
    <style:style style:name="T2" style:family="text">
      <style:text-properties officeooo:rsid="0019d000"/>
    </style:style>
    <style:style style:name="T3" style:family="text">
      <style:text-properties officeooo:rsid="001d5fd4"/>
    </style:style>
    <style:style style:name="T4" style:family="text">
      <style:text-properties officeooo:rsid="001da29c"/>
    </style:style>
    <style:style style:name="T5" style:family="text">
      <style:text-properties officeooo:rsid="001dfcef"/>
    </style:style>
    <style:style style:name="T6" style:family="text">
      <style:text-properties officeooo:rsid="001f4e8e"/>
    </style:style>
    <style:style style:name="T7" style:family="text">
      <style:text-properties fo:font-weight="bold" officeooo:rsid="00214d70" style:font-weight-asian="bold" style:font-weight-complex="bold"/>
    </style:style>
    <style:style style:name="T8" style:family="text">
      <style:text-properties officeooo:rsid="002418d7"/>
    </style:style>
    <style:style style:name="T9" style:family="text">
      <style:text-properties officeooo:rsid="002698c2"/>
    </style:style>
    <style:style style:name="T10" style:family="text">
      <style:text-properties officeooo:rsid="002a2e18"/>
    </style:style>
    <style:style style:name="T11" style:family="text">
      <style:text-properties officeooo:rsid="002b4a11"/>
    </style:style>
    <style:style style:name="T12" style:family="text">
      <style:text-properties officeooo:rsid="002bb3de"/>
    </style:style>
    <style:style style:name="T13" style:family="text">
      <style:text-properties officeooo:rsid="002c9536"/>
    </style:style>
    <style:style style:name="T14" style:family="text">
      <style:text-properties style:text-position="super 58%" officeooo:rsid="002bb3de"/>
    </style:style>
    <style:style style:name="T15" style:family="text">
      <style:text-properties officeooo:rsid="002ee0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 <text:span text:style-name="T1">Reversi</text:span></text:p>
      <text:p text:style-name="P2">Winter 2016-2017 <text:s/></text:p>
      <text:p text:style-name="P2"/>
      <text:p text:style-name="P2"/>
      <text:p text:style-name="P19">Overview</text:p>
      <text:p text:style-name="P2"/>
      <text:p text:style-name="P2"><text:tab/>This document Explains the solution to the Reversi game project, homework 1 of this semester. <text:span text:style-name="T2">The main discussion will focus on the choise of the Heuristic function for the engine of the program. Also we will describe the most important part of our code in the context of Artificial Intelligence such as: The Implementation of the MiniMax algorithm and the Alpha-Beta pruning algorithm.</text:span></text:p>
      <text:p text:style-name="P2"/>
      <text:p text:style-name="P3"><text:tab/>In addition, we will provide a small installation and user guide to the program. We will present the language and technologies used for building the solution, and we will give a brief description of the original source code of the GUI, witch was reused and modified in our solution.</text:p>
      <text:p text:style-name="P3"/>
      <text:p text:style-name="P18">Document structure</text:p>
      <text:p text:style-name="P3"/>
      <text:p text:style-name="P4">1. <text:s/>The problem - Brief description</text:p>
      <text:p text:style-name="P4">2. <text:s/>The heuristic function - <text:span text:style-name="T4">Steps towards solution</text:span></text:p>
      <text:p text:style-name="P4">3. <text:s/>The heuristic function - Implementation</text:p>
      <text:p text:style-name="P7">4. <text:s/><text:span text:style-name="T3">Mini-Max</text:span> algorithm - <text:span text:style-name="T3">Implementation</text:span></text:p>
      <text:p text:style-name="P7">5. <text:s/><text:span text:style-name="T3">Alpha-beta pruning</text:span> algorithm - <text:s/><text:span text:style-name="T3">Implementation</text:span></text:p>
      <text:p text:style-name="P7">6. <text:s/>Discussion and conclusion</text:p>
      <text:p text:style-name="P7">7. <text:s/><text:span text:style-name="T3">Technical overview </text:span></text:p>
      <text:p text:style-name="P8">8. <text:s/>Installation Guide</text:p>
      <text:p text:style-name="P8">9. <text:s/>User Guide</text:p>
      <text:p text:style-name="P7"/>
      <text:p text:style-name="P7"/>
      <text:p text:style-name="P20">1. The problem - Brief descriprion</text:p>
      <text:p text:style-name="P9"/>
      <text:p text:style-name="P9"/>
      <text:p text:style-name="P9"/>
      <text:p text:style-name="P21">2. <text:s/>The heuristic function - <text:span text:style-name="T4">Steps towards solution</text:span></text:p>
      <text:p text:style-name="P5"/>
      <text:p text:style-name="P5"><text:tab/><text:span text:style-name="T5">To teach sombody how to play a board game, first you must become a decent player yourself. <text:s/>It would also be a good idea to play against someone who is really good skills, so that way you can learn from your opponent and from your own mistakes. </text:span></text:p>
      <text:p text:style-name="P5"/>
      <text:p text:style-name="P5"><text:tab/><text:span text:style-name="T7">Step A. Playing and learning </text:span></text:p>
      <text:p text:style-name="P5"/>
      <text:p text:style-name="P6"><text:tab/><text:span text:style-name="T5">We started exploring the web for an on-line or free implementations of the Reversi game, that allow you to practice human vs human or human vs computer.</text:span></text:p>
      <text:p text:style-name="P6"/>
      <text:p text:style-name="P15"><text:tab/>The first thing we noticed that there are some valuable positions: </text:p>
      <text:p text:style-name="P6"><text:tab/><text:span text:style-name="T5">1) Corners: If The player capture the corners, the opponent cannot take them back, and the corner open opportunities to capture cells on the main diagonal, and the side rows. This way we made a conclusion that the corners have a very significant role in the strategy of a good player. </text:span></text:p>
      <text:p text:style-name="P10"><text:tab/>2) The cells around the corners are dangerous to capture, unless the corners are already captured. The most dangerous one is the cell on the main diagonal, next to the corner. If the player takes this cell, there is a very big probability that the corner will be captured by his opponent. This way we made a conclusion that we have to give a different weight to some cells on the board, positive or negative. </text:p>
      <text:p text:style-name="P11"><text:tab/>3) The number of ocupied cells on the board. at the beginning we gave great <text:span text:style-name="T6">significance to that factor, because that was defining the winner, but soon we discovered that even if you have great amount of occupied cells on the board, this status well might change closer to the end of the game.</text:span></text:p>
      <text:p text:style-name="P11"/>
      <text:p text:style-name="P12"><text:tab/><text:span text:style-name="T7">Step B. Teaching our computer</text:span></text:p>
      <text:p text:style-name="P12"/>
      <text:p text:style-name="P12"><text:tab/><text:span text:style-name="T8">We cooperated with other students in the course on the GUI Implementation in python3, using the “tkinter” library. <text:s/>So we had a modular system to work on. at-first, we implemented the Mini-max algorithm, and wrote a simple heuristic function, and a weight function. </text:span></text:p>
      <text:p text:style-name="P12"/>
      <text:p text:style-name="P12"><text:tab/><text:span text:style-name="T9">Experiment 1: At first we tried simply to count the number of occupied cells on the board at different depths. This was no good, and The AI lost because it didn't consider the corners issue.</text:span></text:p>
      <text:p text:style-name="P12"/>
      <text:p text:style-name="P12"><text:tab/><text:span text:style-name="T10">Experiment 2: We added the cells weight function to the picture. we gave +2 weight to the corners, -1.5 to the cell near the corner on the main diagonal and -0.5 to the other cells around the corners. <text:s/>then all the other cells got 0.</text:span></text:p>
      <text:p text:style-name="P12"><text:tab/><text:span text:style-name="T11">This made more effect, but still the AI lost quite every game. </text:span></text:p>
      <text:p text:style-name="P12"/>
      <text:p text:style-name="P13"><text:tab/><text:span text:style-name="T10">Experiment 3: Balancing and a good combination. We combined the factors of the cells weight and the number of occupied cells. We made the factor of the cells weight more important at the beginning of the game, and the factor of the occupied cells less important. </text:span></text:p>
      <text:p text:style-name="P16"><text:soft-page-break/><text:tab/>Then, when the number of captured cells on the board reached a certain point (136 cells), so that meant that we are close to the end, <text:s/>we made the opposite. The number of occupied cells becomes the most important factor at the end of the game. To implement this we used a coefficient that changed during the game. </text:p>
      <text:p text:style-name="P13"><text:tab/><text:span text:style-name="T12">This made a great change in the AI strategy. but still something was missing. </text:span></text:p>
      <text:p text:style-name="P14"><text:tab/></text:p>
      <text:p text:style-name="P14"><text:span text:style-name="T12"><text:tab/>Experiment 4: We modified the cells weight function. We gave positive weight of +0.5 to the cells on the 3</text:span><text:span text:style-name="T14">rd</text:span><text:span text:style-name="T12"> level around the corner. For example, if the corner is (1,1) we are talking about cells (3,3), (3,2), (2,3), (3,1), (1,3). Those cells are important until the corner is captured. When those cells are captured by the player, we build a situation where the opponent has to step on the dangerous ones around the corners. </text:span></text:p>
      <text:p text:style-name="P14"><text:tab/><text:span text:style-name="T13">This also made a good effect on the strategy. but still, in some cases we didn't understand why the AI made certain move, even when it made deep calculations. Still we missed something.</text:span></text:p>
      <text:p text:style-name="P14"><text:tab/></text:p>
      <text:p text:style-name="P12"><text:tab/><text:span text:style-name="T15">Experiment 5: Cutting diagonals - <text:s/>after playing a little more, we discovered that Its good strategy to try and capture diagonals, and if the enemy has a full block of captured cells then its good to cut it with a diagonal of our color and avoid forming full blocks until the end of the game.</text:span></text:p>
      <text:p text:style-name="P12"><text:tab/><text:span text:style-name="T15">We found that this strategy can be easily translated to minimizing the number of possible moves of the opponent. At the end, we added this strategy to our engine and balance it depending on the current game state (beginning or end). The exact values fo the coefficients fill be shown in the Implementation part.</text:span></text:p>
      <text:p text:style-name="P12"><text:tab/>After adding this strategy, we achieved the desired effect from the AI.</text:p>
      <text:p text:style-name="P12"/>
      <text:p text:style-name="P12"><text:tab/>Step C. </text:p>
      <text:p text:style-name="P12"/>
      <text:p text:style-name="P12"><text:tab/></text:p>
      <text:p text:style-name="P12"/>
      <text:p text:style-name="P22">3. The heuristic function - Implementation</text:p>
      <text:p text:style-name="P17"/>
      <text:p text:style-name="P17"><text:tab/>Here we present our final Implementation of the main heuristic function in Python. The following dictionary defines the constants we used for calculating the coefficient that will define the final value of the board, depending where are we in the game (GAME_BEGIN,GAME_LATE,GAME_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02T19:58:40.449336560</dc:date>
    <dc:creator>Ilya </dc:creator>
    <meta:editing-duration>PT1H28M17S</meta:editing-duration>
    <meta:editing-cycles>14</meta:editing-cycles>
    <meta:generator>LibreOffice/5.1.4.2$Linux_X86_64 LibreOffice_project/10m0$Build-2</meta:generator>
    <meta:document-statistic meta:table-count="0" meta:image-count="0" meta:object-count="0" meta:page-count="6" meta:paragraph-count="43" meta:word-count="986" meta:character-count="5698" meta:non-whitespace-character-count="4694"/>
  </office:meta>
</office:document-meta>
</file>